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City Of God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663948355004843">
            <text:p>0.066394835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1"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750">
            <text:p>175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Fleurma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3677237436845">
            <text:p>0.273677237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"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"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"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ce1"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ce1"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ce1"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31">
            <text:p>1431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Loblolly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0975558044184414">
            <text:p>0.09755580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55">
            <text:p>185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Kirkdal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21060522">
            <text:p>0.28210605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581376">
            <text:p>0.193958137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Carbine Harvester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41552248">
            <text:p>0.154155224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El Bodon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61876824">
            <text:p>0.056187682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radias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26782739">
            <text:p>0.082678273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Lord Harcour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69677694">
            <text:p>0.286967769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Duke Of Oxfor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07998479">
            <text:p>0.180799847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 table:number-rows-repeated="29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6">06/04/2026</text:date>, <text:time>08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06T08:32:10.22</dc:date>
    <dc:creator>Kieran O'Hagan</dc:creator>
    <meta:editing-duration>PT14H21M12S</meta:editing-duration>
    <meta:editing-cycles>31</meta:editing-cycles>
    <meta:generator>OpenOffice/4.1.16$Win32 OpenOffice.org_project/4116m3$Build-9816</meta:generator>
    <meta:document-statistic meta:table-count="3" meta:cell-count="369" meta:object-count="0"/>
  </office:meta>
</office:document-meta>
</file>